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200000465D81B1E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Header" style:master-page-name="Standard">
      <style:paragraph-properties>
        <style:tab-stops/>
      </style:paragraph-properties>
    </style:style>
    <style:style style:name="P2" style:family="paragraph" style:parent-style-name="Header" style:list-style-name="WW8Num3">
      <style:paragraph-properties>
        <style:tab-stops/>
      </style:paragraph-properties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Header">
      <style:paragraph-properties>
        <style:tab-stops/>
      </style:paragraph-properties>
      <style:text-properties style:font-name="Tempus Sans IT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Header" style:list-style-name="L1">
      <style:paragraph-properties>
        <style:tab-stops/>
      </style:paragraph-properties>
    </style:style>
    <style:style style:name="P6" style:family="paragraph" style:parent-style-name="Header" style:list-style-name="L2">
      <style:paragraph-properties>
        <style:tab-stops/>
      </style:paragraph-properties>
    </style:style>
    <style:style style:name="P7" style:family="paragraph" style:parent-style-name="Header" style:list-style-name="L3">
      <style:paragraph-properties>
        <style:tab-stops/>
      </style:paragraph-properties>
    </style:style>
    <style:style style:name="P8" style:family="paragraph" style:parent-style-name="Header" style:list-style-name="L4">
      <style:paragraph-properties>
        <style:tab-stops/>
      </style:paragraph-properties>
    </style:style>
    <style:style style:name="P9" style:family="paragraph" style:parent-style-name="Header" style:list-style-name="L5">
      <style:paragraph-properties>
        <style:tab-stops/>
      </style:paragraph-properties>
    </style:style>
    <style:style style:name="P10" style:family="paragraph" style:parent-style-name="Header" style:list-style-name="WW8Num1">
      <style:paragraph-properties>
        <style:tab-stops/>
      </style:paragraph-properties>
    </style:style>
    <style:style style:name="P11" style:family="paragraph" style:parent-style-name="Header" style:list-style-name="WW8Num2">
      <style:paragraph-properties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5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text:style-name="WW8Num3">
        <text:list-item>
          <text:p text:style-name="P2">Chop with tip rather than swing.</text:p>
        </text:list-item>
        <text:list-item>
          <text:p text:style-name="P2">All moves are symmetrical, though the 'other side' of some can be ackward.</text:p>
        </text:list-item>
        <text:list-item>
          <text:p text:style-name="P2">All hand techniques work even though holding staff.</text:p>
        </text:list-item>
      </text:list>
      <text:p text:style-name="P3"/>
      <text:p text:style-name="P4">Elements</text:p>
      <text:p text:style-name="P3">Metal: <text:s/><text:span text:style-name="T1">2 hands moving in same arc</text:span></text:p>
      <text:list text:style-name="L1">
        <text:list-item>
          <text:p text:style-name="P5">Upward block, with tip down (no guard, save your fingers) bridge and chop down. <text:s/></text:p>
        </text:list-item>
      </text:list>
      <text:p text:style-name="P3"/>
      <text:p text:style-name="P3">Water: <text:span text:style-name="T1">2 hands moving in opposite directions</text:span></text:p>
      <text:list text:style-name="L2">
        <text:list-item>
          <text:p text:style-name="P6">Retreating high split, bridge and chop forward. <text:s/></text:p>
        </text:list-item>
      </text:list>
      <text:p text:style-name="P3"/>
      <text:p text:style-name="P3">Wood: <text:s/><text:span text:style-name="T1">Any parry followed by a thrust</text:span></text:p>
      <text:list text:style-name="L3">
        <text:list-item>
          <text:p text:style-name="P7">Parry, bridge and thrust. <text:s/></text:p>
        </text:list-item>
      </text:list>
      <text:p text:style-name="P3"/>
      <text:p text:style-name="P3">Fire: <text:s/><text:span text:style-name="T1">Most explosive, least controlled</text:span></text:p>
      <text:list text:style-name="L4">
        <text:list-item>
          <text:p text:style-name="P8">Parry with middle, and 2H thrust.</text:p>
        </text:list-item>
      </text:list>
      <text:p text:style-name="P3"/>
      <text:p text:style-name="P3">Earth: <text:s/><text:span text:style-name="T1">Use opponent's energy</text:span></text:p>
      <text:list text:style-name="L5">
        <text:list-item>
          <text:p text:style-name="P9">Spring, bridge and chop. <text:s/></text:p>
        </text:list-item>
      </text:list>
      <text:p text:style-name="P3"/>
      <text:p text:style-name="P3"/>
      <text:p text:style-name="P4">Form:</text:p>
      <text:list text:style-name="WW8Num1">
        <text:list-item>
          <text:p text:style-name="P10">Start in Wuji with weapon cradled weapon in L arm.</text:p>
        </text:list-item>
      </text:list>
      <text:list text:style-name="WW8Num2">
        <text:list-item>
          <text:p text:style-name="P11">Open to Chuk San</text:p>
        </text:list-item>
        <text:list-item>
          <text:p text:style-name="P11">Back Foot Pad Step to San Ti: drill with R and kick, step down, step out L and L Pierce to <text:s/>60-40 with weapon still cradled</text:p>
        </text:list-item>
        <text:list-item>
          <text:p text:style-name="P11">Switch Step Metal </text:p>
        </text:list-item>
        <text:list-item>
          <text:p text:style-name="P11">Retreat and Switch Step Water </text:p>
        </text:list-item>
        <text:list-item>
          <text:p text:style-name="P11">Switch Step Wood L to R with Haft</text:p>
        </text:list-item>
        <text:list-item>
          <text:p text:style-name="P11">Switch Step Wood R to L with Tip</text:p>
        </text:list-item>
        <text:list-item>
          <text:p text:style-name="P11">Switch Step Fire </text:p>
        </text:list-item>
        <text:list-item>
          <text:p text:style-name="P11">Switch Step Earth</text:p>
        </text:list-item>
        <text:list-item>
          <text:p text:style-name="P11">Turn and Upward Tip Strike</text:p>
        </text:list-item>
        <text:list-item>
          <text:p text:style-name="P11">Back Foot Pad Step and L Hanging Step Metal with Haft</text:p>
        </text:list-item>
        <text:list-item>
          <text:p text:style-name="P11">R Hanging Step Metal with Tip</text:p>
        </text:list-item>
        <text:list-item>
          <text:p text:style-name="P11">Twist Earth (L)</text:p>
        </text:list-item>
        <text:list-item>
          <text:p text:style-name="P11">Retreat, Bridge and Same Foot Water</text:p>
        </text:list-item>
        <text:list-item>
          <text:p text:style-name="P11">Switch Step Water</text:p>
        </text:list-item>
        <text:list-item>
          <text:p text:style-name="P11">Switch Step Double Wood/ Metal with haft/ tip</text:p>
        </text:list-item>
        <text:list-item>
          <text:p text:style-name="P11">Turn <text:s/></text:p>
        </text:list-item>
        <text:list-item>
          <text:p text:style-name="P11">Close to Chuk San </text:p>
        </text:list-item>
        <text:list-item>
          <text:p text:style-name="P11">Finish (Weapon under L arm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Tempus Sans ITC" fo:font-size="20pt" fo:font-weight="bold" style:font-size-asian="20pt" style:font-weight-asian="bold"/>
    </style:style>
    <style:style style:name="P2" style:family="paragraph">
      <style:paragraph-properties fo:text-align="center" style:writing-mode="lr-tb"/>
      <style:text-properties fo:font-size="24pt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draw:line text:anchor-type="char" draw:z-index="1" draw:style-name="gr1" draw:text-style-name="P2" svg:x1="0.0563in" svg:y1="0.5028in" svg:x2="6.5563in" svg:y2="0.5028in"><text:p/></draw:line><draw:frame draw:style-name="fr1" draw:name="graphics1" text:anchor-type="char" svg:x="0in" svg:y="-0.3in" svg:width="0.7409in" svg:height="0.8in" draw:z-index="0"><draw:image xlink:href="Pictures/100000000000041200000465D81B1EE0.png" xlink:type="simple" xlink:show="embed" xlink:actuate="onLoad"/></draw:frame> Hsing- I Bat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5 Element Short Staff</dc:title>
    <meta:initial-creator>Nik Ogura</meta:initial-creator>
    <meta:creation-date>2002-05-13T19:50:00</meta:creation-date>
    <dc:creator>Nik Ogura</dc:creator>
    <dc:date>2007-02-24T18:16:19</dc:date>
    <meta:printed-by>Nik Ogura</meta:printed-by>
    <meta:print-date>2007-02-24T17:22:48</meta:print-date>
    <dc:language>en-US</dc:language>
    <meta:editing-cycles>13</meta:editing-cycles>
    <meta:editing-duration>PT4H22M4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5" meta:word-count="220" meta:character-count="1191"/>
  </office:meta>
</office:document-meta>
</file>